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.7cm" svg:height="1.7cm" svg:x="2cm" svg:y="3.2cm">
          <text:p text:style-name="P1"><text:span text:style-name="T1">Get mark </text:span></text:p>
          <text:p text:style-name="P1"><text:span text:style-name="T1">out of 100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3" draw:id="id3" draw:layer="layout" svg:width="7.8cm" svg:height="1.7cm" svg:x="1.1cm" svg:y="6.2cm">
          <text:p text:style-name="P2"><text:span text:style-name="T1">Grade &gt; = 0 and &lt; = 4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4" draw:id="id4" draw:layer="layout" svg:width="7.8cm" svg:height="1.6cm" svg:x="1.2cm" svg:y="9cm">
          <text:p text:style-name="P2"><text:span text:style-name="T1">Grade &gt; = 41 and &lt; = 5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5" draw:id="id5" draw:layer="layout" svg:width="7.8cm" svg:height="1.7cm" svg:x="1.2cm" svg:y="11.8cm">
          <text:p text:style-name="P2"><text:span text:style-name="T1">Grade &gt; = 51 and &lt; = 6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6" draw:id="id6" draw:layer="layout" svg:width="7.8cm" svg:height="1.6cm" svg:x="1.2cm" svg:y="14.7cm">
          <text:p text:style-name="P2"><text:span text:style-name="T1">Grade &gt; = 61 and &lt; = 7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7" draw:id="id7" draw:layer="layout" svg:width="7.8cm" svg:height="1.7cm" svg:x="1cm" svg:y="17.4cm">
          <text:p text:style-name="P2"><text:span text:style-name="T1">Grade &gt; = 71 and &lt; = 8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8" draw:id="id8" draw:layer="layout" svg:width="7.8cm" svg:height="1.8cm" svg:x="1cm" svg:y="20.4cm">
          <text:p text:style-name="P2"><text:span text:style-name="T1">Grade &gt; = 81 and &lt; = 10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0" draw:id="id10" draw:layer="layout" svg:width="5.6cm" svg:height="1.5cm" svg:x="9.7cm" svg:y="6cm">
          <text:p text:style-name="P2"><text:span text:style-name="T1">Output Grade U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11" draw:id="id11" draw:layer="layout" svg:width="5.6cm" svg:height="1.5cm" svg:x="9.8cm" svg:y="8.8cm">
          <text:p text:style-name="P2"><text:span text:style-name="T1">Output Grade 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15" draw:id="id15" draw:layer="layout" svg:width="5.6cm" svg:height="1.5cm" svg:x="10cm" svg:y="11.6cm">
          <text:p text:style-name="P2"><text:span text:style-name="T1">Output Grade 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12" draw:id="id12" draw:layer="layout" svg:width="5.6cm" svg:height="1.5cm" svg:x="9.7cm" svg:y="14.4cm">
          <text:p text:style-name="P2"><text:span text:style-name="T1">Output Grade C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13" draw:id="id13" draw:layer="layout" svg:width="5.6cm" svg:height="1.5cm" svg:x="9.7cm" svg:y="17.2cm">
          <text:p text:style-name="P2"><text:span text:style-name="T1">Output Grade B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14" draw:id="id14" draw:layer="layout" svg:width="5.6cm" svg:height="1.5cm" svg:x="9.6cm" svg:y="20.3cm">
          <text:p text:style-name="P2"><text:span text:style-name="T1">Output Grade A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9" draw:id="id9" draw:layer="layout" svg:width="5.6cm" svg:height="1.1cm" svg:x="2.2cm" svg:y="23.7cm">
          <text:p text:style-name="P2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4.4cm" svg:height="0.8cm" svg:x="2.4cm" svg:y="1.4cm">
          <text:p text:style-name="P2">Start: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4.6cm" svg:y1="2.2cm" svg:x2="4.85cm" svg:y2="3.2cm" draw:start-shape="id1" draw:start-glue-point="8" draw:end-shape="id2" draw:end-glue-point="5" svg:d="M4600 2200l250 1000" svg:viewBox="0 0 251 1001">
          <text:p/>
        </draw:connector>
        <draw:connector draw:style-name="gr2" draw:text-style-name="P2" draw:layer="layout" draw:type="line" svg:x1="4.85cm" svg:y1="4.9cm" svg:x2="5cm" svg:y2="6.2cm" draw:start-shape="id2" draw:start-glue-point="8" draw:end-shape="id3" draw:end-glue-point="4" svg:d="M4850 4900l150 1300" svg:viewBox="0 0 151 1301">
          <text:p/>
        </draw:connector>
        <draw:connector draw:style-name="gr2" draw:text-style-name="P2" draw:layer="layout" draw:type="line" svg:x1="5cm" svg:y1="7.9cm" svg:x2="5.1cm" svg:y2="9cm" draw:start-shape="id3" draw:start-glue-point="6" draw:end-shape="id4" draw:end-glue-point="4" svg:d="M5000 7900l100 1100" svg:viewBox="0 0 101 1101">
          <text:p/>
        </draw:connector>
        <draw:line draw:style-name="gr2" draw:text-style-name="P2" draw:layer="layout" svg:x1="5.2cm" svg:y1="10.7cm" svg:x2="5.1cm" svg:y2="11.8cm">
          <text:p/>
        </draw:line>
        <draw:connector draw:style-name="gr2" draw:text-style-name="P2" draw:layer="layout" draw:type="line" svg:x1="5.1cm" svg:y1="13.5cm" svg:x2="5.1cm" svg:y2="14.7cm" draw:start-shape="id5" draw:start-glue-point="6" draw:end-shape="id6" draw:end-glue-point="0" svg:d="M5100 13500v1200" svg:viewBox="0 0 1 1201">
          <text:p/>
        </draw:connector>
        <draw:connector draw:style-name="gr2" draw:text-style-name="P2" draw:layer="layout" draw:type="line" svg:x1="5.1cm" svg:y1="16.3cm" svg:x2="4.9cm" svg:y2="17.4cm" draw:start-shape="id6" draw:start-glue-point="6" draw:end-shape="id7" draw:end-glue-point="4" svg:d="M5100 16300l-200 1100" svg:viewBox="0 0 201 1101">
          <text:p/>
        </draw:connector>
        <draw:connector draw:style-name="gr2" draw:text-style-name="P2" draw:layer="layout" draw:type="line" svg:x1="4.9cm" svg:y1="19.1cm" svg:x2="4.9cm" svg:y2="20.4cm" draw:start-shape="id7" draw:start-glue-point="6" draw:end-shape="id8" draw:end-glue-point="4" svg:d="M4900 19100v1300" svg:viewBox="0 0 1 1301">
          <text:p/>
        </draw:connector>
        <draw:connector draw:style-name="gr2" draw:text-style-name="P2" draw:layer="layout" draw:type="line" svg:x1="4.9cm" svg:y1="22.2cm" svg:x2="5cm" svg:y2="23.7cm" draw:start-shape="id8" draw:start-glue-point="6" draw:end-shape="id9" draw:end-glue-point="4" svg:d="M4900 22200l100 1500" svg:viewBox="0 0 101 1501">
          <text:p/>
        </draw:connector>
        <draw:connector draw:style-name="gr2" draw:text-style-name="P2" draw:layer="layout" draw:type="line" svg:x1="8.9cm" svg:y1="7.05cm" svg:x2="10.4cm" svg:y2="6.75cm" draw:start-shape="id3" draw:start-glue-point="7" draw:end-shape="id10" draw:end-glue-point="9" svg:d="M8900 7050l1500-300" svg:viewBox="0 0 1501 301">
          <text:p/>
        </draw:connector>
        <draw:connector draw:style-name="gr2" draw:text-style-name="P2" draw:layer="layout" draw:type="line" svg:x1="9cm" svg:y1="9.8cm" svg:x2="10.5cm" svg:y2="9.55cm" draw:start-shape="id4" draw:start-glue-point="7" draw:end-shape="id11" draw:end-glue-point="9" svg:d="M9000 9800l1500-250" svg:viewBox="0 0 1501 251">
          <text:p/>
        </draw:connector>
        <draw:connector draw:style-name="gr2" draw:text-style-name="P2" draw:layer="layout" draw:type="line" svg:x1="9cm" svg:y1="15.5cm" svg:x2="10.4cm" svg:y2="15.15cm" draw:start-shape="id6" draw:start-glue-point="7" draw:end-shape="id12" draw:end-glue-point="9" svg:d="M9000 15500l1400-350" svg:viewBox="0 0 1401 351">
          <text:p/>
        </draw:connector>
        <draw:connector draw:style-name="gr2" draw:text-style-name="P2" draw:layer="layout" draw:type="line" svg:x1="8.8cm" svg:y1="18.25cm" svg:x2="10.4cm" svg:y2="17.95cm" draw:start-shape="id7" draw:start-glue-point="7" draw:end-shape="id13" draw:end-glue-point="9" svg:d="M8800 18250l1600-300" svg:viewBox="0 0 1601 301">
          <text:p/>
        </draw:connector>
        <draw:connector draw:style-name="gr2" draw:text-style-name="P2" draw:layer="layout" draw:type="line" svg:x1="8.8cm" svg:y1="21.3cm" svg:x2="10.3cm" svg:y2="21.05cm" draw:start-shape="id8" draw:start-glue-point="7" draw:end-shape="id14" draw:end-glue-point="9" svg:d="M8800 21300l1500-250" svg:viewBox="0 0 1501 251">
          <text:p/>
        </draw:connector>
        <draw:connector draw:style-name="gr2" draw:text-style-name="P2" draw:layer="layout" draw:type="line" svg:x1="9cm" svg:y1="12.65cm" svg:x2="10.7cm" svg:y2="12.35cm" draw:start-shape="id5" draw:start-glue-point="7" draw:end-shape="id15" draw:end-glue-point="9" svg:d="M9000 12650l1700-300" svg:viewBox="0 0 1701 301">
          <text:p/>
        </draw:connector>
        <draw:connector draw:style-name="gr2" draw:text-style-name="P2" draw:layer="layout" svg:x1="14.6cm" svg:y1="6.75cm" svg:x2="7.8cm" svg:y2="24.25cm" draw:start-shape="id10" draw:start-glue-point="6" draw:end-shape="id9" draw:end-glue-point="10" svg:d="M14600 6750h1202v17500h-8002" svg:viewBox="0 0 8003 17501">
          <text:p/>
        </draw:connector>
        <draw:connector draw:style-name="gr3" draw:text-style-name="P2" draw:layer="layout" draw:type="lines" draw:line-skew="-0.402cm -0.102cm" svg:x1="14.7cm" svg:y1="9.55cm" svg:x2="15.4cm" svg:y2="9.55cm" draw:start-shape="id11" draw:start-glue-point="6" draw:end-shape="id11" draw:end-glue-point="1" svg:d="M14700 9550h800 300-400" svg:viewBox="0 0 1101 1">
          <text:p/>
        </draw:connector>
        <draw:connector draw:style-name="gr3" draw:text-style-name="P2" draw:layer="layout" draw:type="lines" draw:line-skew="-0.502cm -0.302cm" svg:x1="14.9cm" svg:y1="12.35cm" svg:x2="14.9cm" svg:y2="12.35cm" draw:start-shape="id15" draw:start-glue-point="6" draw:end-shape="id15" draw:end-glue-point="6" svg:d="M14900 12350h700 200z" svg:viewBox="0 0 901 1">
          <text:p/>
        </draw:connector>
        <draw:connector draw:style-name="gr3" draw:text-style-name="P2" draw:layer="layout" draw:type="lines" svg:x1="14.6cm" svg:y1="15.15cm" svg:x2="15.3cm" svg:y2="15.15cm" draw:start-shape="id12" draw:start-glue-point="6" draw:end-shape="id12" draw:end-glue-point="1" svg:d="M14600 15150h1202-502" svg:viewBox="0 0 1203 1">
          <text:p/>
        </draw:connector>
        <draw:connector draw:style-name="gr3" draw:text-style-name="P2" draw:layer="layout" draw:type="lines" svg:x1="14.6cm" svg:y1="17.95cm" svg:x2="14.6cm" svg:y2="17.95cm" draw:start-shape="id13" draw:start-glue-point="6" draw:end-shape="id13" draw:end-glue-point="6" svg:d="M14600 17950h1202z" svg:viewBox="0 0 1203 1">
          <text:p/>
        </draw:connector>
        <draw:connector draw:style-name="gr3" draw:text-style-name="P2" draw:layer="layout" draw:type="lines" draw:line-skew="0cm 0.098cm" svg:x1="14.5cm" svg:y1="21.05cm" svg:x2="15.2cm" svg:y2="21.05cm" draw:start-shape="id14" draw:start-glue-point="6" draw:end-shape="id14" draw:end-glue-point="1" svg:d="M14500 21050h1202 98-600" svg:viewBox="0 0 13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8T14:40:46.279000000</meta:creation-date>
    <dc:date>2014-10-08T15:05:57.087000000</dc:date>
    <meta:editing-duration>PT9M35S</meta:editing-duration>
    <meta:editing-cycles>2</meta:editing-cycles>
    <meta:generator>LibreOffice/4.2.5.2$Windows_x86 LibreOffice_project/61cb170a04bb1f12e77c884eab9192be736ec5f5</meta:generator>
    <meta:document-statistic meta:object-count="35"/>
  </office:meta>
</office:document-meta>
</file>